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17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0066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olor-Final</text:p>
          </table:table-cell>
          <table:table-cell table:style-name="ce1" office:value-type="string" calcext:value-type="string">
            <text:p>Tipo de bloque</text:p>
          </table:table-cell>
          <table:table-cell table:style-name="ce4" office:value-type="string" calcext:value-type="string">
            <text:p>Fun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ad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e “nada” o anda más len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oque Sorpresa</text:p>
          </table:table-cell>
          <table:table-cell office:value-type="string" calcext:value-type="string">
            <text:p>Al chocar con el por la parte inferior, da algo aleatorio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- Ninguna - (Bloque principal del suelo.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Tubo 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Tubo 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Posición inicial del jugad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20:04:08.2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7:35:58.749000000</meta:creation-date>
    <dc:date>2016-11-20T21:09:28.096000000</dc:date>
    <meta:editing-duration>PT58M46S</meta:editing-duration>
    <meta:editing-cycles>2</meta:editing-cycles>
    <meta:generator>LibreOffice/4.4.7.2$Windows_x86 LibreOffice_project/f3153a8b245191196a4b6b9abd1d0da16eead600</meta:generator>
    <meta:document-statistic meta:table-count="1" meta:cell-count="68" meta:object-count="0"/>
  </office:meta>
</office:document-meta>
</file>